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2" style:family="paragraph" style:parent-style-name="Preformatted_20_Text">
      <style:text-properties officeooo:paragraph-rsid="001d6152"/>
    </style:style>
    <style:style style:name="P3" style:family="paragraph" style:parent-style-name="Preformatted_20_Text">
      <style:text-properties fo:language="en" fo:country="GB" officeooo:rsid="001d6152" officeooo:paragraph-rsid="00200fc2"/>
    </style:style>
    <style:style style:name="P4" style:family="paragraph" style:parent-style-name="Preformatted_20_Text">
      <style:text-properties fo:language="en" fo:country="GB" officeooo:rsid="001d6152" officeooo:paragraph-rsid="001d6152"/>
    </style:style>
    <style:style style:name="P5" style:family="paragraph" style:parent-style-name="Preformatted_20_Text">
      <style:text-properties fo:language="en" fo:country="GB" officeooo:rsid="001d6152" officeooo:paragraph-rsid="0046d652"/>
    </style:style>
    <style:style style:name="P6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7" style:family="paragraph" style:parent-style-name="Preformatted_20_Text">
      <style:text-properties fo:language="en" fo:country="GB" officeooo:rsid="001d6152" officeooo:paragraph-rsid="00200fc2"/>
    </style:style>
    <style:style style:name="P8" style:family="paragraph" style:parent-style-name="Preformatted_20_Text">
      <style:text-properties fo:language="en" fo:country="GB" officeooo:rsid="001d6152" officeooo:paragraph-rsid="001d6152"/>
    </style:style>
    <style:style style:name="P9" style:family="paragraph" style:parent-style-name="Preformatted_20_Text">
      <style:text-properties fo:language="en" fo:country="GB" officeooo:rsid="001d6152" officeooo:paragraph-rsid="0046d652"/>
    </style:style>
    <style:style style:name="P10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11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fo:language="en" fo:country="GB" officeooo:rsid="001d6152" officeooo:paragraph-rsid="001d6152"/>
    </style:style>
    <style:style style:name="P12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13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14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f7d52"/>
    </style:style>
    <style:style style:name="P15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16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17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1d057"/>
    </style:style>
    <style:style style:name="P18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19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200fc2"/>
    </style:style>
    <style:style style:name="P20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37cdd9"/>
    </style:style>
    <style:style style:name="P21" style:family="paragraph" style:parent-style-name="Preformatted_20_Text">
      <style:text-properties fo:language="en" fo:country="GB" fo:font-weight="bold" officeooo:rsid="001d6152" officeooo:paragraph-rsid="001d6152" style:font-weight-asian="bold" style:font-weight-complex="bold"/>
    </style:style>
    <style:style style:name="P22" style:family="paragraph" style:parent-style-name="Preformatted_20_Text">
      <style:text-properties fo:language="en" fo:country="GB" style:text-underline-style="none" officeooo:rsid="0037cdd9" officeooo:paragraph-rsid="0037cdd9"/>
    </style:style>
    <style:style style:name="P23" style:family="paragraph" style:parent-style-name="Preformatted_20_Text">
      <style:text-properties fo:language="en" fo:country="GB" style:text-underline-style="none" officeooo:rsid="003cb459" officeooo:paragraph-rsid="003cb459"/>
    </style:style>
    <style:style style:name="P24" style:family="paragraph" style:parent-style-name="Preformatted_20_Text">
      <style:paragraph-properties>
        <style:tab-stops/>
      </style:paragraph-properties>
      <style:text-properties fo:language="en" fo:country="GB" officeooo:rsid="004f7662" officeooo:paragraph-rsid="004f7d52"/>
    </style:style>
    <style:style style:name="P25" style:family="paragraph" style:parent-style-name="Preformatted_20_Text">
      <style:paragraph-properties>
        <style:tab-stops/>
      </style:paragraph-properties>
      <style:text-properties fo:language="en" fo:country="GB" officeooo:rsid="003c216a" officeooo:paragraph-rsid="0044fabc"/>
    </style:style>
    <style:style style:name="P26" style:family="paragraph" style:parent-style-name="Preformatted_20_Text">
      <style:text-properties officeooo:paragraph-rsid="001d6152"/>
    </style:style>
    <style:style style:name="P27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P28" style:family="paragraph" style:parent-style-name="Preformatted_20_Text">
      <style:text-properties fo:font-weight="bold" style:font-weight-asian="bold" style:font-weight-complex="bold"/>
    </style:style>
    <style:style style:name="P29" style:family="paragraph" style:parent-style-name="Preformatted_20_Text">
      <style:text-properties fo:font-weight="bold" officeooo:rsid="0056ec60" officeooo:paragraph-rsid="0056ec60" style:font-weight-asian="bold" style:font-weight-complex="bold"/>
    </style:style>
    <style:style style:name="P30" style:family="paragraph" style:parent-style-name="Preformatted_20_Text">
      <style:text-properties officeooo:paragraph-rsid="0038d6e6"/>
    </style:style>
    <style:style style:name="P3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Preformatted_20_Text">
      <style:paragraph-properties>
        <style:tab-stops/>
      </style:paragraph-properties>
      <style:text-properties officeooo:paragraph-rsid="0044fabc"/>
    </style:style>
    <style:style style:name="P33" style:family="paragraph" style:parent-style-name="normal">
      <style:text-properties style:text-underline-style="solid" style:text-underline-width="auto" style:text-underline-color="font-color"/>
    </style:style>
    <style:style style:name="P34" style:family="paragraph" style:parent-style-name="Preformatted_20_Text">
      <style:text-properties fo:language="en" fo:country="GB" officeooo:rsid="001d6152" officeooo:paragraph-rsid="001d6152"/>
    </style:style>
    <style:style style:name="P35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36" style:family="paragraph" style:parent-style-name="Preformatted_20_Text">
      <style:text-properties fo:language="en" fo:country="GB" officeooo:rsid="001d6152" officeooo:paragraph-rsid="00200fc2"/>
    </style:style>
    <style:style style:name="P37" style:family="paragraph" style:parent-style-name="Preformatted_20_Text">
      <style:text-properties fo:language="en" fo:country="GB" officeooo:rsid="001d6152" officeooo:paragraph-rsid="0046d652"/>
    </style:style>
    <style:style style:name="P38" style:family="paragraph" style:parent-style-name="Preformatted_20_Text">
      <style:text-properties officeooo:paragraph-rsid="001d615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GB" officeooo:rsid="001d615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33a76" style:font-style-asian="italic" style:font-style-complex="italic"/>
    </style:style>
    <style:style style:name="T5" style:family="text">
      <style:text-properties fo:font-style="italic" officeooo:rsid="0056ec60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GB" officeooo:rsid="001d6152"/>
    </style:style>
    <style:style style:name="T8" style:family="text">
      <style:text-properties fo:language="en" fo:country="GB" officeooo:rsid="003a2ee1"/>
    </style:style>
    <style:style style:name="T9" style:family="text">
      <style:text-properties fo:language="en" fo:country="GB" officeooo:rsid="0043e448"/>
    </style:style>
    <style:style style:name="T10" style:family="text">
      <style:text-properties fo:language="en" fo:country="GB" officeooo:rsid="0044fabc"/>
    </style:style>
    <style:style style:name="T11" style:family="text">
      <style:text-properties fo:language="en" fo:country="GB" officeooo:rsid="004f7d52"/>
    </style:style>
    <style:style style:name="T12" style:family="text">
      <style:text-properties fo:language="en" fo:country="GB" officeooo:rsid="005165aa"/>
    </style:style>
    <style:style style:name="T13" style:family="text">
      <style:text-properties fo:language="en" fo:country="GB" officeooo:rsid="0046d652"/>
    </style:style>
    <style:style style:name="T14" style:family="text">
      <style:text-properties officeooo:rsid="004934b1"/>
    </style:style>
    <style:style style:name="T15" style:family="text">
      <style:text-properties officeooo:rsid="0043e448"/>
    </style:style>
    <style:style style:name="T16" style:family="text">
      <style:text-properties officeooo:rsid="003c216a"/>
    </style:style>
    <style:style style:name="T17" style:family="text">
      <style:text-properties officeooo:rsid="0046d652"/>
    </style:style>
    <style:style style:name="T18" style:family="text">
      <style:text-properties officeooo:rsid="00200fc2"/>
    </style:style>
    <style:style style:name="T19" style:family="text">
      <style:text-properties officeooo:rsid="0037cdd9"/>
    </style:style>
    <style:style style:name="T20" style:family="text">
      <style:text-properties officeooo:rsid="0021a5bc"/>
    </style:style>
    <style:style style:name="T21" style:family="text">
      <style:text-properties officeooo:rsid="00290013"/>
    </style:style>
    <style:style style:name="T22" style:family="text">
      <style:text-properties officeooo:rsid="0038d6e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8d6e6" style:font-weight-asian="bold" style:font-weight-complex="bold"/>
    </style:style>
    <style:style style:name="T25" style:family="text">
      <style:text-properties fo:font-style="normal" fo:font-weight="normal" officeooo:rsid="003f63b3" style:font-style-asian="normal" style:font-weight-asian="normal" style:font-style-complex="normal" style:font-weight-complex="normal"/>
    </style:style>
    <style:style style:name="T26" style:family="text">
      <style:text-properties officeooo:rsid="0040e6ec"/>
    </style:style>
    <style:style style:name="T27" style:family="text">
      <style:text-properties officeooo:rsid="00433a76"/>
    </style:style>
    <style:style style:name="T28" style:family="text">
      <style:text-properties officeooo:rsid="0044fabc"/>
    </style:style>
    <style:style style:name="T29" style:family="text">
      <style:text-properties style:font-name="Liberation Mono1" fo:font-size="10pt" officeooo:rsid="0037cdd9" style:font-size-asian="10pt" style:font-size-complex="10pt"/>
    </style:style>
    <style:style style:name="T30" style:family="text">
      <style:text-properties officeooo:rsid="004976e1"/>
    </style:style>
    <style:style style:name="T31" style:family="text">
      <style:text-properties officeooo:rsid="0049ca64"/>
    </style:style>
    <style:style style:name="T32" style:family="text">
      <style:text-properties officeooo:rsid="004bb3ef"/>
    </style:style>
    <style:style style:name="T33" style:family="text">
      <style:text-properties officeooo:rsid="004d3ea4"/>
    </style:style>
    <style:style style:name="T34" style:family="text">
      <style:text-properties officeooo:rsid="004f7662"/>
    </style:style>
    <style:style style:name="T35" style:family="text">
      <style:text-properties officeooo:rsid="004f7d52"/>
    </style:style>
    <style:style style:name="T36" style:family="text">
      <style:text-properties officeooo:rsid="0056ec60"/>
    </style:style>
  </office:automatic-styles>
  <office:body>
    <office:text text:use-soft-page-breaks="true">
      <office:forms form:automatic-focus="false" form:apply-design-mode="false"/>
      <text:tracked-changes>
        <text:changed-region xml:id="ct140523266496560" text:id="ct140523266496560">
          <text:insertion>
            <office:change-info>
              <dc:creator>Unknown Author</dc:creator>
              <dc:date>2018-08-22T10:05:33</dc:date>
            </office:change-info>
          </text:insertion>
        </text:changed-region>
        <text:changed-region xml:id="ct140523266497968" text:id="ct140523266497968">
          <text:insertion>
            <office:change-info>
              <dc:creator>Unknown Author</dc:creator>
              <dc:date>2018-08-22T10:05:36</dc:date>
            </office:change-info>
          </text:insertion>
        </text:changed-region>
        <text:changed-region xml:id="ct140523266497616" text:id="ct140523266497616">
          <text:insertion>
            <office:change-info>
              <dc:creator>Unknown Author</dc:creator>
              <dc:date>2018-08-24T17:28:00</dc:date>
            </office:change-info>
          </text:insertion>
        </text:changed-region>
        <text:changed-region xml:id="ct140523266525120" text:id="ct140523266525120">
          <text:insertion>
            <office:change-info>
              <dc:creator>Unknown Author</dc:creator>
              <dc:date>2018-08-22T10:10:44</dc:date>
            </office:change-info>
          </text:insertion>
        </text:changed-region>
        <text:changed-region xml:id="ct140523265434720" text:id="ct140523265434720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40523265434944" text:id="ct140523265434944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40523266578544" text:id="ct140523266578544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40523266578800" text:id="ct140523266578800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40523266579312" text:id="ct140523266579312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40523266579536" text:id="ct140523266579536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40523266580048" text:id="ct140523266580048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40523266580272" text:id="ct140523266580272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40523265437120" text:id="ct140523265437120">
          <text:deletion>
            <office:change-info>
              <dc:creator>Unknown Author</dc:creator>
              <dc:date>2018-08-24T17:27:00</dc:date>
            </office:change-info>
            <text:p text:style-name="P1"><text:tab/></text:p>
          </text:deletion>
        </text:changed-region>
        <text:changed-region xml:id="ct140523266430208" text:id="ct140523266430208">
          <text:insertion>
            <office:change-info>
              <dc:creator>Unknown Author</dc:creator>
              <dc:date>2018-08-24T17:27:00</dc:date>
            </office:change-info>
          </text:insertion>
        </text:changed-region>
        <text:changed-region xml:id="ct140523266600320" text:id="ct140523266600320">
          <text:deletion>
            <office:change-info>
              <dc:creator>Unknown Author</dc:creator>
              <dc:date>2018-08-24T17:26:00</dc:date>
            </office:change-info>
            <text:p text:style-name="normal"><text:span text:style-name="T1"/></text:p>
            <text:p text:style-name="normal"><text:span text:style-name="T1"/></text:p>
          </text:deletion>
        </text:changed-region>
        <text:changed-region xml:id="ct140523266600544" text:id="ct140523266600544">
          <text:insertion>
            <office:change-info>
              <dc:creator>Unknown Author</dc:creator>
              <dc:date>2018-08-22T10:38:07</dc:date>
            </office:change-info>
          </text:insertion>
        </text:changed-region>
        <text:changed-region xml:id="ct140523266596720" text:id="ct140523266596720">
          <text:insertion>
            <office:change-info>
              <dc:creator>Unknown Author</dc:creator>
              <dc:date>2018-08-22T10:39:17</dc:date>
            </office:change-info>
          </text:insertion>
        </text:changed-region>
        <text:changed-region xml:id="ct140523266601424" text:id="ct140523266601424">
          <text:deletion>
            <office:change-info>
              <dc:creator>Unknown Author</dc:creator>
              <dc:date>2018-08-24T17:26:00</dc:date>
            </office:change-info>
            <text:p text:style-name="normal"><text:span text:style-name="T1"/></text:p>
            <text:p text:style-name="normal"><text:span text:style-name="T1"/></text:p>
          </text:deletion>
        </text:changed-region>
        <text:changed-region xml:id="ct140523266449712" text:id="ct140523266449712">
          <text:deletion>
            <office:change-info>
              <dc:creator>Unknown Author</dc:creator>
              <dc:date>2018-08-24T17:25:00</dc:date>
            </office:change-info>
            <text:p text:style-name="P2"><text:span text:style-name="T2"><text:tab/><text:tab/></text:span></text:p>
          </text:deletion>
        </text:changed-region>
        <text:changed-region xml:id="ct140523266608912" text:id="ct140523266608912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598384" text:id="ct140523266598384">
          <text:deletion>
            <office:change-info>
              <dc:creator>Unknown Author</dc:creator>
              <dc:date>2018-08-24T17:25:00</dc:date>
            </office:change-info>
            <text:p text:style-name="P3"><text:tab/></text:p>
          </text:deletion>
        </text:changed-region>
        <text:changed-region xml:id="ct140523266605616" text:id="ct140523266605616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606128" text:id="ct140523266606128">
          <text:deletion>
            <office:change-info>
              <dc:creator>Unknown Author</dc:creator>
              <dc:date>2018-08-24T17:25:00</dc:date>
            </office:change-info>
            <text:p text:style-name="P3"><text:tab/><text:tab/><text:tab/></text:p>
          </text:deletion>
        </text:changed-region>
        <text:changed-region xml:id="ct140523266606352" text:id="ct140523266606352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606864" text:id="ct140523266606864">
          <text:deletion>
            <office:change-info>
              <dc:creator>Unknown Author</dc:creator>
              <dc:date>2018-08-24T17:25:00</dc:date>
            </office:change-info>
            <text:p text:style-name="P4"><text:tab/><text:tab/></text:p>
          </text:deletion>
        </text:changed-region>
        <text:changed-region xml:id="ct140523266607088" text:id="ct140523266607088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602864" text:id="ct140523266602864">
          <text:deletion>
            <office:change-info>
              <dc:creator>Unknown Author</dc:creator>
              <dc:date>2018-08-24T17:25:00</dc:date>
            </office:change-info>
            <text:p text:style-name="P4"><text:tab/><text:tab/><text:tab/></text:p>
          </text:deletion>
        </text:changed-region>
        <text:changed-region xml:id="ct140523266603088" text:id="ct140523266603088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603600" text:id="ct140523266603600">
          <text:deletion>
            <office:change-info>
              <dc:creator>Unknown Author</dc:creator>
              <dc:date>2018-08-24T17:25:00</dc:date>
            </office:change-info>
            <text:p text:style-name="P4"><text:tab/><text:tab/></text:p>
          </text:deletion>
        </text:changed-region>
        <text:changed-region xml:id="ct140523266603824" text:id="ct140523266603824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467808" text:id="ct140523266467808">
          <text:deletion>
            <office:change-info>
              <dc:creator>Unknown Author</dc:creator>
              <dc:date>2018-08-24T17:25:00</dc:date>
            </office:change-info>
            <text:p text:style-name="P5"><text:tab/><text:tab/></text:p>
          </text:deletion>
        </text:changed-region>
        <text:changed-region xml:id="ct140523266604528" text:id="ct140523266604528">
          <text:insertion>
            <office:change-info>
              <dc:creator>Unknown Author</dc:creator>
              <dc:date>2018-08-24T17:25:00</dc:date>
            </office:change-info>
          </text:insertion>
        </text:changed-region>
        <text:changed-region xml:id="ct140523266596944" text:id="ct140523266596944">
          <text:deletion>
            <office:change-info>
              <dc:creator>Unknown Author</dc:creator>
              <dc:date>2018-08-24T17:25:00</dc:date>
            </office:change-info>
            <text:p text:style-name="P5"><text:tab/><text:tab/><text:tab/></text:p>
          </text:deletion>
        </text:changed-region>
        <text:changed-region xml:id="ct140523266595488" text:id="ct140523266595488">
          <text:insertion>
            <office:change-info>
              <dc:creator>Unknown Author</dc:creator>
              <dc:date>2018-08-24T17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SING hp3478ext AS <text:change-start text:change-id="ct140523266496560"/><text:span text:style-name="T15">A </text:span><text:change-end text:change-id="ct140523266496560"/>UNIVER<text:change-start text:change-id="ct140523266497968"/><text:span text:style-name="T15">S</text:span><text:change-end text:change-id="ct140523266497968"/>AL USB-UART-GPIB ADAPTER</text:p>
      <text:p text:style-name="normal"/>
      <text:p text:style-name="P28">GPIB DEBUGGER</text:p>
      <text:p text:style-name="P28"/>
      <text:p text:style-name="normal">hp3478ext implements basic line editor and command history <text:span text:style-name="T14">functionality</text:span>. While entering GPIB commands interactively doesn't seem to be practical for everyday use, it's quite useful for checking individual commands and learning how <text:span text:style-name="T15">a </text:span>particular device behaves.</text:p>
      <text:p text:style-name="normal"><text:span text:style-name="T14">Available l</text:span>ine editor keys:</text:p>
      <text:p text:style-name="Preformatted_20_Text"><text:span text:style-name="T24"><text:tab/>ENTER</text:span><text:span text:style-name="T22"> (</text:span>\r<text:span text:style-name="T22">)</text:span> <text:s text:c="4"/><text:tab/>execute command</text:p>
      <text:p text:style-name="Preformatted_20_Text"><text:span text:style-name="T24"><text:tab/>UP</text:span><text:span text:style-name="T22"> (</text:span>\x27[A<text:span text:style-name="T22">)</text:span> <text:s text:c="3"/><text:tab/>previous command in <text:span text:style-name="T33">the </text:span>history list</text:p>
      <text:p text:style-name="Preformatted_20_Text"><text:span text:style-name="T24"><text:tab/>DOWN</text:span><text:span text:style-name="T22"> (</text:span>\x27[B<text:span text:style-name="T22">) <text:s/><text:tab/></text:span>next command in <text:span text:style-name="T33">the </text:span>history list</text:p>
      <text:p text:style-name="Preformatted_20_Text"><text:span text:style-name="T24"><text:tab/>LEFT</text:span><text:span text:style-name="T22"> (</text:span>\x27[D<text:span text:style-name="T22">) </text:span><text:s/><text:tab/>move <text:span text:style-name="T32">the </text:span>cursor left</text:p>
      <text:p text:style-name="Preformatted_20_Text"><text:span text:style-name="T24"><text:tab/>RIGHT</text:span><text:span text:style-name="T22"> (</text:span>\x27[C<text:span text:style-name="T22">)</text:span> <text:tab/>move <text:span text:style-name="T32">the </text:span>cursor right</text:p>
      <text:p text:style-name="P30"><text:span text:style-name="T24"><text:tab/>BACKSPACE</text:span><text:span text:style-name="T22"> (</text:span>\b<text:span text:style-name="T22">)</text:span>,</text:p>
      <text:p text:style-name="P30"><text:span text:style-name="T24"><text:tab/>DELETE</text:span><text:span text:style-name="T22"> (</text:span>\x7f<text:span text:style-name="T22">)</text:span> <text:s/><text:tab/>delete <text:span text:style-name="T31">the</text:span> character before the cursor</text:p>
      <text:p text:style-name="normal"/>
      <text:p text:style-name="normal">When us<text:span text:style-name="T14">ing hp3478ext</text:span> <text:span text:style-name="T14">under s</text:span>oftware <text:span text:style-name="T14">control</text:span>, interactive mode should be turned off with <text:span text:style-name="T15">the</text:span> <text:span text:style-name="T6">O1 </text:span><text:span text:style-name="T25">or</text:span> <text:span text:style-name="T1">OI0</text:span> command.</text:p>
      <text:p text:style-name="normal"/>
      <text:p text:style-name="P29"><text:change-start text:change-id="ct140523266497616"/>HP 3478A EXTENSION MODE</text:p>
      <text:p text:style-name="P29"/>
      <text:p text:style-name="normal">Originally <text:span text:style-name="T36">the hp3478ext</text:span> was designed as a hardware add-on to the HP 3478A multimeter. <text:span text:style-name="T36">This assumes that ATmega328P's firmware can operate without a PC control, intercepting and responding to the 3478A's front pannel keys. Such stand-alone operation is called an “extension mode” throughout this document. When using hp3478ext as a PC interface to remotely control GPIB devices, the extension mode should be disabled with </text:span><text:span text:style-name="T5">OX0</text:span><text:span text:style-name="T36">, </text:span><text:span text:style-name="T5">O0</text:span><text:span text:style-name="T36"> or </text:span><text:span text:style-name="T5">O1</text:span><text:span text:style-name="T36"> command.</text:span></text:p>
      <text:p text:style-name="normal"/>
      <text:p text:style-name="P28"><text:change-end text:change-id="ct140523266497616"/>COMMAND REFERENCE</text:p>
      <text:p text:style-name="P28"/>
      <text:p text:style-name="P33"><text:span text:style-name="T23">D</text:span>: transmit or receive ASCII data (ATN off)</text:p>
      <text:p text:style-name="normal"><text:span text:style-name="T15">This c</text:span>ommand receives data if the adapter is in <text:span text:style-name="T15">the </text:span>LISTEN state. <text:span text:style-name="T15">The e</text:span>nd of transmission is <text:span text:style-name="T20">determined</text:span> by receiv<text:span text:style-name="T15">ing</text:span> <text:span text:style-name="T15">an</text:span> end sequence (OR command). A<text:span text:style-name="T15">n a</text:span>bsence of data (timeout) is <text:span text:style-name="T15">re</text:span>presented <text:span text:style-name="T15">by</text:span> an empty string.</text:p>
      <text:p text:style-name="normal"><text:span text:style-name="T15">This c</text:span>ommand transmits data if the adapter is not in <text:span text:style-name="T15">the</text:span> LISTEN state. <text:span text:style-name="T15">The p</text:span>ayload immediately follows the command character. Depending on the OT (transmit end sequence) setting, <text:span text:style-name="T15">a </text:span>transfer is terminated with EOI, \r or \n.</text:p>
      <text:p text:style-name="normal">Response<text:span text:style-name="T15">s</text:span>:</text:p>
      <text:p text:style-name="Preformatted_20_Text"><text:s text:c="4"/>OK\r\n <text:s text:c="12"/>transmission complete</text:p>
      <text:p text:style-name="Preformatted_20_Text"><text:s text:c="4"/>TIMEOUT &lt;len&gt;\r\n <text:s/>time<text:span text:style-name="T15">d</text:span> out waiting for <text:span text:style-name="T15">the </text:span>device while transmitting</text:p>
      <text:p text:style-name="Preformatted_20_Text"><text:s text:c="23"/><text:span text:style-name="T30">(</text:span>&lt;len&gt; is <text:span text:style-name="T15">the </text:span>number of bytes actually transmitted<text:span text:style-name="T30">)</text:span></text:p>
      <text:p text:style-name="Preformatted_20_Text"><text:s text:c="4"/>\r\n <text:s text:c="14"/>time<text:span text:style-name="T15">d</text:span> out waiting for <text:span text:style-name="T15">the </text:span>device while receiving</text:p>
      <text:p text:style-name="Preformatted_20_Text"><text:s text:c="4"/>&lt;payload&gt; <text:s text:c="9"/>data received from the device</text:p>
      <text:p text:style-name="Preformatted_20_Text"/>
      <text:p text:style-name="Preformatted_20_Text"/>
      <text:p text:style-name="P33"><text:span text:style-name="T23">C</text:span>: transmit <text:change-start text:change-id="ct140523266525120"/><text:span text:style-name="T15">an </text:span><text:change-end text:change-id="ct140523266525120"/>ASCII command (ATN on)</text:p>
      <text:p text:style-name="normal"><text:span text:style-name="T15">The </text:span>C <text:span text:style-name="T15">c</text:span>ommand transmits ASCII bytes with <text:span text:style-name="T15">the</text:span> ATN signal turned on. Transferred data is analysed to set the bus state as follows:</text:p>
      <text:p text:style-name="normal">- <text:span text:style-name="T15">The </text:span>GPIB adapter will enter <text:span text:style-name="T15">the </text:span>LISTEN state if its listen address (+32) is in the command string.</text:p>
      <text:p text:style-name="normal">- <text:span text:style-name="T15">The </text:span>GPIB adapter will exit <text:span text:style-name="T15">the </text:span>LISTEN state if its talk address (+64) or <text:span text:style-name="T30">the </text:span>unlisten command (?) is in the <text:span text:style-name="T15">command </text:span>string.</text:p>
      <text:p text:style-name="normal">Response<text:span text:style-name="T15">s</text:span>:</text:p>
      <text:p text:style-name="P10"><text:s text:c="4"/>OK\r\n <text:s text:c="12"/>transfer complete</text:p>
      <text:p text:style-name="P10"><text:s text:c="4"/>TIMEOUT &lt;len&gt;\r\n <text:s/><text:span text:style-name="T21">t</text:span>ime<text:span text:style-name="T15">d</text:span> out waiting for <text:span text:style-name="T15">the </text:span>device</text:p>
      <text:p text:style-name="P10"><text:s text:c="23"/><text:span text:style-name="T30">(</text:span>&lt;len&gt; is <text:span text:style-name="T15">the </text:span>number of bytes actually transmitted<text:span text:style-name="T30">)</text:span></text:p>
      <text:p text:style-name="P10"/>
      <text:p text:style-name="P4"/>
      <text:p text:style-name="P33"><text:soft-page-break/><text:span text:style-name="T23">R</text:span>, <text:span text:style-name="T23">L</text:span>: control REN signal</text:p>
      <text:p text:style-name="normal">R turns REN on, L turns REN off.</text:p>
      <text:p text:style-name="normal">Response:</text:p>
      <text:p text:style-name="P4"><text:tab/>OK\r\n</text:p>
      <text:p text:style-name="P4"/>
      <text:p text:style-name="P4"/>
      <text:p text:style-name="P33"><text:span text:style-name="T23">I</text:span>: clear interface</text:p>
      <text:p text:style-name="normal">Turns <text:span text:style-name="T15">the </text:span>IFC signal on for 1ms. <text:span text:style-name="T15">The </text:span>GPIB adapter will exit <text:span text:style-name="T15">the </text:span>LISTEN state.</text:p>
      <text:p text:style-name="normal">Response:</text:p>
      <text:p text:style-name="P4"><text:tab/>OK\r\n</text:p>
      <text:p text:style-name="P4"/>
      <text:p text:style-name="P4"/>
      <text:p text:style-name="P33"><text:span text:style-name="T23">S</text:span>: get status</text:p>
      <text:p text:style-name="normal">Returns <text:span text:style-name="T15">the </text:span>state of <text:span text:style-name="T15">the </text:span>SRQ and REN lines as two ASCII characters, 0 or 1. The third character is the GPIB adapter’<text:span text:style-name="T30">s</text:span> state: 0 = TALK, 1 = LISTEN. <text:span text:style-name="T15">Unlike the</text:span> LISTEN <text:span text:style-name="T15">state</text:span>, in <text:span text:style-name="T15">the </text:span>TALK state it actually doesn't verify whether its TALK address was sent or not.</text:p>
      <text:p text:style-name="P4">Response:</text:p>
      <text:p text:style-name="P4"><text:tab/>000\r\n<text:tab/><text:tab/>three characters, <text:span text:style-name="T15">as described</text:span> above</text:p>
      <text:p text:style-name="P4"/>
      <text:p text:style-name="P4"/>
      <text:p text:style-name="P33"><text:span text:style-name="T23">P</text:span>: enter "plotter" mode</text:p>
      <text:p text:style-name="normal">In plotter mode, <text:span text:style-name="T15">the</text:span> GPIB adapter <text:span text:style-name="T20">continuously</text:span> attempts to read data from the bus. <text:span text:style-name="T26">Send an</text:span> <text:span text:style-name="T26">ESCAPE (</text:span>\x27<text:span text:style-name="T26">) character</text:span> to exit plotter mode.</text:p>
      <text:p text:style-name="normal">Response:</text:p>
      <text:p text:style-name="P2"><text:span text:style-name="T2"><text:s text:c="4"/>&lt;data&gt;<text:tab/><text:tab/><text:tab/></text:span><text:span text:style-name="T9">data read from the bus</text:span></text:p>
      <text:p text:style-name="P4"/>
      <text:p text:style-name="P4"/>
      <text:p text:style-name="P33"><text:span text:style-name="T23">O</text:span>: option setting</text:p>
      <text:p text:style-name="normal">Sets various options as described below. The syntax for the O command is as follows:</text:p>
      <text:p text:style-name="P10"><text:tab/>O&lt;opt&gt;&lt;val&gt; <text:s text:c="4"/><text:tab/>set option &lt;opt&gt; to decimal &lt;val&gt;</text:p>
      <text:p text:style-name="P10"><text:tab/>O&lt;opt&gt; <text:s text:c="9"/><text:tab/>request <text:span text:style-name="T28">an </text:span>option’<text:span text:style-name="T28">s current</text:span> value</text:p>
      <text:p text:style-name="P10"><text:tab/>O? <text:s text:c="13"/><text:tab/>list <text:span text:style-name="T28">all</text:span> ava<text:span text:style-name="T20">i</text:span>lable options</text:p>
      <text:p text:style-name="P10"><text:tab/>O&lt;opt&gt;&lt;val&gt;w <text:s text:c="3"/><text:tab/>set option &lt;opt&gt; to &lt;val&gt; and <text:span text:style-name="T28">save</text:span> it in EEPROM</text:p>
      <text:p text:style-name="P10"><text:tab/>O0 <text:s text:c="13"/><text:tab/>set <text:span text:style-name="T28">to </text:span>default <text:span text:style-name="T28">value</text:span>s for interactive operation</text:p>
      <text:p text:style-name="P10"><text:tab/>O1 <text:s text:c="13"/><text:tab/>set <text:span text:style-name="T28">to </text:span>default <text:span text:style-name="T28">value</text:span>s for non-interactive operation</text:p>
      <text:p text:style-name="P11"/>
      <text:p text:style-name="normal">Available options (&lt;opt&gt;):</text:p>
      <text:p text:style-name="P32"><text:span text:style-name="T8"><text:tab/>X <text:s text:c="3"/><text:tab/><text:tab/><text:tab/></text:span><text:span text:style-name="T10">Enables or disables </text:span><text:span text:style-name="T12">the </text:span><text:span text:style-name="T11">HP 3478A</text:span><text:span text:style-name="T10"> extension mode.</text:span></text:p>
      <text:p text:style-name="P12"/>
      <text:p text:style-name="P12"><text:tab/><text:tab/><text:tab/><text:tab/>1 = enable <text:span text:style-name="T35">the</text:span> <text:span text:style-name="T34">HP 3478A </text:span>extension mode. <text:span text:style-name="T28">T</text:span>his mode conflicts</text:p>
      <text:p text:style-name="P12"><text:tab/><text:tab/><text:tab/><text:tab/>with <text:span text:style-name="T28">the </text:span>GPIB commands described in this document.</text:p>
      <text:p text:style-name="P12"/>
      <text:p text:style-name="P14"><text:s text:c="5"/><text:tab/><text:tab/><text:tab/><text:tab/>0 = <text:span text:style-name="T35">hp3478ext will not attempt to connect to HP 3478A </text:span></text:p>
      <text:p text:style-name="P24"><text:tab/><text:tab/><text:tab/><text:tab/>multimeter. This setting is assumed when using</text:p>
      <text:p text:style-name="P14"><text:tab/><text:tab/><text:tab/><text:tab/><text:span text:style-name="T35">hp3478ext as a general purpose GPIB adapter.</text:span></text:p>
      <text:p text:style-name="P14"/>
      <text:p text:style-name="P12"><text:tab/>R <text:s text:c="3"/><text:tab/><text:tab/><text:tab/>Receive end sequence, <text:span text:style-name="T28">which</text:span> specifies when <text:span text:style-name="T28">the </text:span>THD, TUD and</text:p>
      <text:p text:style-name="P12"><text:tab/><text:tab/><text:tab/><text:tab/>D commands w<text:span text:style-name="T28">ill</text:span> stop.</text:p>
      <text:p text:style-name="P12"/>
      <text:p text:style-name="P12"><text:s text:c="5"/><text:tab/><text:tab/><text:tab/><text:tab/>1 = CR, 2 = LF, 4 = EOI</text:p>
      <text:p text:style-name="P12"/>
      <text:p text:style-name="P12"><text:tab/><text:tab/><text:tab/><text:tab/>Th<text:span text:style-name="T28">e</text:span>se bits may be ORed together <text:span text:style-name="T28">so that </text:span>any of <text:span text:style-name="T28">the</text:span></text:p>
      <text:p text:style-name="P13"><text:s text:c="5"/><text:tab/><text:tab/><text:tab/><text:tab/>specified conditions will stop the transfer.</text:p>
      <text:p text:style-name="P13"/>
      <text:p text:style-name="P12"><text:tab/>T <text:s text:c="3"/><text:tab/><text:tab/><text:tab/>Transmit end sequence, <text:span text:style-name="T28">which</text:span> specifies what to send after</text:p>
      <text:p text:style-name="P12"><text:tab/><text:tab/><text:tab/><text:tab/>the data <text:span text:style-name="T28">is </text:span>supplied <text:span text:style-name="T28">using the </text:span>D command. <text:span text:style-name="T16">It accepts the</text:span></text:p>
      <text:p text:style-name="P25"><text:tab/><text:tab/><text:tab/><text:tab/>same values as the R option. For example, 7 means to send</text:p>
      <text:p text:style-name="P25"><text:soft-page-break/><text:tab/><text:tab/><text:tab/><text:tab/>CR followed by LF with EOI.</text:p>
      <text:p text:style-name="P12"/>
      <text:p text:style-name="P15"><text:tab/>I <text:s text:c="3"/><text:tab/><text:tab/><text:tab/><text:span text:style-name="T28">Enable or disable interactive mode.</text:span></text:p>
      <text:p text:style-name="P15"/>
      <text:p text:style-name="P15"><text:tab/><text:tab/><text:tab/><text:tab/>0 = disable interactive mode. Turns off <text:span text:style-name="T28">the </text:span>line editor and</text:p>
      <text:p text:style-name="P15"><text:tab/><text:tab/><text:tab/><text:tab/>echoing of commands, <text:span text:style-name="T28">which </text:span>disables <text:span text:style-name="T28">the </text:span>&lt;GPIB&gt; prompt.</text:p>
      <text:p text:style-name="P15"/>
      <text:p text:style-name="P17"><text:s text:c="5"/><text:tab/><text:tab/><text:tab/><text:tab/>1 = enable interactive mode.</text:p>
      <text:p text:style-name="P17"/>
      <text:p text:style-name="P15"><text:tab/>C <text:s text:c="3"/><text:tab/><text:tab/><text:tab/>Controller GPIB address. This address is recognised in GPIB</text:p>
      <text:p text:style-name="P15"><text:tab/><text:tab/><text:tab/><text:tab/>commands so <text:span text:style-name="T28">that</text:span> the adapter knows it's in <text:span text:style-name="T28">the </text:span>LISTEN</text:p>
      <text:p text:style-name="P15"><text:tab/><text:tab/><text:tab/><text:tab/>state.</text:p>
      <text:p text:style-name="P15"/>
      <text:p text:style-name="P16"><text:tab/>D <text:s text:c="3"/><text:tab/><text:tab/><text:tab/>Device GPIB address <text:span text:style-name="T17">(t</text:span>he address of <text:span text:style-name="T17">the </text:span>HP 3478A<text:span text:style-name="T17">).</text:span> <text:span text:style-name="T17">T</text:span>his is</text:p>
      <text:p text:style-name="P16"><text:tab/><text:tab/><text:tab/><text:tab/>only used in <text:span text:style-name="T17">hp</text:span>3478<text:span text:style-name="T17">ext’s</text:span> extension mode. <text:span text:style-name="T17">However,</text:span> if this</text:p>
      <text:p text:style-name="P16"><text:tab/><text:tab/><text:tab/><text:tab/>address is set to 31, the adapter will enter “<text:span text:style-name="T27">plotter”</text:span> mode</text:p>
      <text:p text:style-name="P16"><text:tab/><text:tab/><text:tab/><text:tab/>upon start up <text:span text:style-name="T27">(as if the </text:span><text:span text:style-name="T4">P</text:span><text:span text:style-name="T27"> command was entered)</text:span>.</text:p>
      <text:p text:style-name="P16"/>
      <text:p text:style-name="P18"><text:tab/>B <text:s text:c="3"/><text:tab/><text:tab/><text:tab/>Baud rate.</text:p>
      <text:p text:style-name="P18"/>
      <text:p text:style-name="P18"><text:tab/><text:tab/><text:tab/><text:tab/>0 = 115200, 2 = 500K, 3 = 1M, 4 = 2M.</text:p>
      <text:p text:style-name="P18"/>
      <text:p text:style-name="P18"><text:tab/><text:tab/><text:tab/><text:tab/>Note that <text:span text:style-name="T17">the maximum available rate</text:span> depends on the</text:p>
      <text:p text:style-name="P18"><text:tab/><text:tab/><text:tab/><text:tab/><text:span text:style-name="T17">capabilities of the</text:span> USB-UART chip <text:span text:style-name="T17">that is being </text:span>used.</text:p>
      <text:p text:style-name="P13"/>
      <text:p text:style-name="P27">Response<text:span text:style-name="T17">s</text:span>:</text:p>
      <text:p text:style-name="P27"/>
      <text:p text:style-name="P1"><text:tab/>&lt;opt_help&gt;<text:change text:change-id="ct140523265434720"/><text:change-start text:change-id="ct140523265434944"/> <text:s text:c="7"/><text:change-end text:change-id="ct140523265434944"/>text <text:span text:style-name="T17">returned </text:span>fr<text:span text:style-name="T17">om</text:span> <text:span text:style-name="T17">the</text:span> O? <text:span text:style-name="T17">command</text:span></text:p>
      <text:p text:style-name="P1"><text:tab/>&lt;val&gt;\r\n<text:change text:change-id="ct140523266578544"/><text:change-start text:change-id="ct140523266578800"/> <text:s text:c="8"/><text:change-end text:change-id="ct140523266578800"/>option value in decimal</text:p>
      <text:p text:style-name="P1"><text:tab/>OK<text:change text:change-id="ct140523266579312"/><text:change-start text:change-id="ct140523266579536"/> <text:s text:c="15"/><text:change-end text:change-id="ct140523266579536"/>option is set</text:p>
      <text:p text:style-name="P1"><text:tab/>ERROR\r\n<text:change text:change-id="ct140523266580048"/><text:change-start text:change-id="ct140523266580272"/> <text:s text:c="8"/><text:change-end text:change-id="ct140523266580272"/>incorrect command syntax or value</text:p>
      <text:p text:style-name="P1"><text:tab/>WRONG OPTION\r\n<text:change text:change-id="ct140523265437120"/><text:change-start text:change-id="ct140523266430208"/> <text:s/><text:change-end text:change-id="ct140523266430208"/>unknown option</text:p>
      <text:p text:style-name="P1"/>
      <text:p text:style-name="P4"/>
      <text:p text:style-name="P33"><text:span text:style-name="T23">?</text:span>: quick help</text:p>
      <text:p text:style-name="normal">Prints <text:span text:style-name="T17">the </text:span>command summary.</text:p>
      <text:p text:style-name="P4"/>
      <text:p text:style-name="P4"/>
      <text:p text:style-name="P33"><text:span text:style-name="T23">H</text:span>: command list</text:p>
      <text:p text:style-name="normal">Prints command history.</text:p>
      <text:p text:style-name="P4"/>
      <text:p text:style-name="P4"/>
      <text:p text:style-name="P33"><text:span text:style-name="T23">T</text:span>: binary and hex transfer commands</text:p>
      <text:p text:style-name="P4"><text:tab/>THC <text:s text:c="5"/><text:tab/><text:tab/>transmit hex command</text:p>
      <text:p text:style-name="P4"><text:tab/>TBD <text:s text:c="5"/><text:tab/><text:tab/>transmit binary data</text:p>
      <text:p text:style-name="P4"><text:tab/>TBD&lt;len&gt; <text:tab/><text:tab/>receive binary data</text:p>
      <text:p text:style-name="P4"><text:tab/>THD <text:s text:c="5"/><text:tab/><text:tab/>transmit hex data</text:p>
      <text:p text:style-name="P4"><text:tab/>THD&lt;len&gt; <text:tab/><text:tab/>receive hex data</text:p>
      <text:p text:style-name="P4"/>
      <text:p text:style-name="normal">Data transmit or receive operation is determined by the LISTEN state of the adapter. <text:span text:style-name="T17">For example,</text:span> T is interpreted as receive, if <text:span text:style-name="T17">the</text:span> adapter is addressed as <text:span text:style-name="T17">the </text:span>listener. THC always transmits. <text:span text:style-name="T17">(</text:span>&lt;len&gt; is optional. It is one byte hex value and specifies maximum number of characters to receive.<text:span text:style-name="T17">)</text:span></text:p>
      <text:p text:style-name="normal"><text:change text:change-id="ct140523266600320"/><text:span text:style-name="T1">HEX data</text:span> is an arbitrary length hex string terminated with an optional ; and \r\n<text:change-start text:change-id="ct140523266600544"/>.<text:change-end text:change-id="ct140523266600544"/> The line is terminated with EOI by default, so ; means that there is no EOI. When transmitting, <text:span text:style-name="T17">the </text:span>command buffer is limited <text:span text:style-name="T17">to</text:span> 64 bytes. The maximum payload size is (64 - sizeof("THD") - sizeof("\r")) = 30 bytes. There's no limit on the received hex string length.<text:change-start text:change-id="ct140523266596720"/></text:p>
      <text:p text:style-name="normal"><text:change-end text:change-id="ct140523266596720"/><text:change text:change-id="ct140523266601424"/><text:span text:style-name="T1">Binary data</text:span> consists of blocks prefixed with <text:span text:style-name="T17">a </text:span>one-byte length <text:span text:style-name="T17">value</text:span>. <text:span text:style-name="T17">The b</text:span>lock <text:soft-page-break/>length is up to 127 bytes. <text:span text:style-name="T17">The h</text:span>igh-order bit of <text:span text:style-name="T17">the </text:span>length byte represen<text:span text:style-name="T20">t</text:span>s EOI at the end of the block. T<text:span text:style-name="T17">he t</text:span>ransfer is terminated with <text:span text:style-name="T17">a</text:span> 0 byte (i.e., length = 0).</text:p>
      <text:p text:style-name="normal">Response<text:span text:style-name="T17">s</text:span>:</text:p>
      <text:p text:style-name="P2"><text:span text:style-name="T2"><text:tab/>ERROR\r\n</text:span><text:change text:change-id="ct140523266449712"/><text:change-start text:change-id="ct140523266608912"/><text:span text:style-name="T2"> <text:s text:c="8"/></text:span><text:change-end text:change-id="ct140523266608912"/><text:span text:style-name="T13">incorrect</text:span><text:span text:style-name="T2"> command syntax</text:span></text:p>
      <text:p text:style-name="P3"><text:tab/>TIMEOUT &lt;len&gt;\r\n<text:change text:change-id="ct140523266598384"/><text:change-start text:change-id="ct140523266605616"/> <text:change-end text:change-id="ct140523266605616"/>time<text:span text:style-name="T17">d</text:span> out while transmitting </text:p>
      <text:p text:style-name="P3"><text:tab/><text:change text:change-id="ct140523266606128"/><text:change-start text:change-id="ct140523266606352"/> <text:s text:c="17"/><text:change-end text:change-id="ct140523266606352"/>(&lt;len&gt; = number of bytes sent, in decimal)</text:p>
      <text:p text:style-name="P4"><text:tab/>OK\r\n<text:change text:change-id="ct140523266606864"/><text:change-start text:change-id="ct140523266607088"/> <text:s text:c="11"/><text:change-end text:change-id="ct140523266607088"/>send <text:span text:style-name="T17">is</text:span> complete <text:span text:style-name="T17">(applies to</text:span> TH commands<text:span text:style-name="T17">)</text:span></text:p>
      <text:p text:style-name="P4"><text:tab/>;\r\n<text:change text:change-id="ct140523266602864"/><text:change-start text:change-id="ct140523266603088"/> <text:s text:c="12"/><text:change-end text:change-id="ct140523266603088"/>time<text:span text:style-name="T17">d</text:span> out receiving data for <text:span text:style-name="T17">the </text:span>THD command </text:p>
      <text:p text:style-name="P4"><text:tab/>&lt;payload&gt;<text:change text:change-id="ct140523266603600"/><text:change-start text:change-id="ct140523266603824"/> <text:s text:c="8"/><text:change-end text:change-id="ct140523266603824"/>binary or hex payload (see <text:span text:style-name="T17">example</text:span> below)</text:p>
      <text:p text:style-name="P5"><text:tab/>&lt;txlen&gt;<text:change text:change-id="ct140523266467808"/><text:change-start text:change-id="ct140523266604528"/> <text:s text:c="10"/><text:change-end text:change-id="ct140523266604528"/>status byte = number of bytes transmitted for each block</text:p>
      <text:p text:style-name="P5"><text:tab/><text:change text:change-id="ct140523266596944"/><text:change-start text:change-id="ct140523266595488"/> <text:s text:c="17"/><text:change-end text:change-id="ct140523266595488"/>(see example below)</text:p>
      <text:p text:style-name="P4"/>
      <text:p text:style-name="P4"/>
      <text:p text:style-name="P21">EXAMPLES</text:p>
      <text:p text:style-name="P4"/>
      <text:p text:style-name="normal"><text:span text:style-name="T18">In all of the examples below, “</text:span>=&gt;” <text:span text:style-name="T17">represents a</text:span> request <text:span text:style-name="T17">and</text:span> “&lt;=” <text:span text:style-name="T17">represents a</text:span> respon<text:span text:style-name="T20">s</text:span>e. <text:span text:style-name="T17">C</text:span>haracters <text:span text:style-name="T17">that are escaped with a backslash “\”</text:span> are non-printable characters in C notation. <text:span text:style-name="T19">If the example demonstrates use of interactive mode, dialogue is presented as it is seen on the terminal (</text:span><text:span text:style-name="T29">i.e.</text:span><text:span text:style-name="T19">, no special characters are shown).</text:span></text:p>
      <text:p text:style-name="P19"/>
      <text:p text:style-name="P33">Example 1: data formats</text:p>
      <text:p text:style-name="normal"><text:span text:style-name="T17">The f</text:span>ollowing example explains how to send <text:span text:style-name="T17">an </text:span>EOI-terminated "HELLO WORLD\n" string in various formats. </text:p>
      <text:p text:style-name="P4"/>
      <text:p text:style-name="normal">Hex transmission:</text:p>
      <text:p text:style-name="P4"><text:tab/>=&gt; THD48454c4c4f20;\r</text:p>
      <text:p text:style-name="P4"><text:tab/>&lt;= OK\r\n</text:p>
      <text:p text:style-name="P4"><text:tab/>=&gt; THD574f524c44210a\r</text:p>
      <text:p text:style-name="P4"><text:tab/>&lt;= OK\r\n</text:p>
      <text:p text:style-name="P4"/>
      <text:p text:style-name="normal">Binary transmission:</text:p>
      <text:p text:style-name="P4"><text:tab/>=&gt; TBD\r\x06HELLO \x87WORLD!\n</text:p>
      <text:p text:style-name="P4"><text:tab/>&lt;= \x06\x07</text:p>
      <text:p text:style-name="P4"/>
      <text:p text:style-name="normal">ASCII transmission:</text:p>
      <text:p text:style-name="P4"><text:tab/>=&gt; OT6\r\n</text:p>
      <text:p text:style-name="P4"><text:tab/>&lt;= OK\r\n</text:p>
      <text:p text:style-name="P4"><text:tab/>=&gt; DHELLO WORLD!</text:p>
      <text:p text:style-name="P4"><text:tab/>&lt;= OK\r\n</text:p>
      <text:p text:style-name="P4"/>
      <text:p text:style-name="P4"/>
      <text:p text:style-name="P33">Example <text:span text:style-name="T19">2</text:span>: <text:span text:style-name="T19">getting a reading from the HP 3478A</text:span></text:p>
      <text:p text:style-name="normal"><text:span text:style-name="T17">This example</text:span> assumes <text:span text:style-name="T17">a </text:span>default controller address <text:span text:style-name="T17">of </text:span>21 and multimeter address <text:span text:style-name="T17">of</text:span> 23.</text:p>
      <text:p text:style-name="P20"/>
      <text:p text:style-name="P22"><text:tab/>&lt;GPIB&gt; CW5</text:p>
      <text:p text:style-name="P22"><text:tab/>OK</text:p>
      <text:p text:style-name="P22"><text:tab/>&lt;GPIB&gt; D</text:p>
      <text:p text:style-name="P22"><text:tab/>+1.87978E+0</text:p>
      <text:p text:style-name="P22"><text:tab/>&lt;GPIB&gt;</text:p>
      <text:p text:style-name="P22"/>
      <text:p text:style-name="P22"/>
      <text:p text:style-name="P33">Example 3: serial poll<text:span text:style-name="T17">ing</text:span> - reading <text:span text:style-name="T17">the </text:span>status byte</text:p>
      <text:p text:style-name="P23"><text:tab/>&lt;GPIB&gt; THC183557</text:p>
      <text:p text:style-name="P23"><text:tab/>OK</text:p>
      <text:p text:style-name="P23"><text:tab/>&lt;GPIB&gt; THD1</text:p>
      <text:p text:style-name="P23"><text:tab/>01;</text:p>
      <text:p text:style-name="P23"><text:tab/>&lt;GPIB&gt; THC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22:57:21.962099122</dc:date>
    <meta:editing-duration>PT3H19M34S</meta:editing-duration>
    <meta:editing-cycles>42</meta:editing-cycles>
    <meta:generator>LibreOffice/5.2.7.2$Linux_X86_64 LibreOffice_project/20m0$Build-2</meta:generator>
    <meta:document-statistic meta:table-count="0" meta:image-count="0" meta:object-count="0" meta:page-count="4" meta:paragraph-count="145" meta:word-count="1279" meta:character-count="8096" meta:non-whitespace-character-count="6391"/>
  </office:meta>
</office:document-meta>
</file>